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nsolas" svg:font-family="Consolas"/>
    <style:font-face style:name="Courier New" svg:font-family="'Courier New'"/>
    <style:font-face style:name="Trebuchet MS" svg:font-family="'Trebuchet MS'"/>
    <style:font-face style:name="Arial" svg:font-family="Arial" style:font-family-generic="swis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Arial" officeooo:rsid="000aa23e" officeooo:paragraph-rsid="000aa23e"/>
    </style:style>
    <style:style style:name="P2" style:family="paragraph" style:parent-style-name="Text_20_body">
      <style:text-properties style:font-name="Arial" fo:font-weight="bold" officeooo:rsid="000aa23e" officeooo:paragraph-rsid="000aa23e" style:font-weight-asian="bold" style:font-weight-complex="bold"/>
    </style:style>
    <style:style style:name="P3" style:family="paragraph" style:parent-style-name="Text_20_body">
      <style:text-properties style:font-name="Arial" fo:font-weight="bold" officeooo:rsid="000b44e4" officeooo:paragraph-rsid="000b44e4" style:font-weight-asian="bold" style:font-weight-complex="bold"/>
    </style:style>
    <style:style style:name="P4" style:family="paragraph" style:parent-style-name="Text_20_body">
      <style:text-properties style:font-name="Arial" fo:font-weight="bold" officeooo:rsid="000e50e4" officeooo:paragraph-rsid="000e50e4" style:font-weight-asian="bold" style:font-weight-complex="bold"/>
    </style:style>
    <style:style style:name="P5" style:family="paragraph" style:parent-style-name="Text_20_body">
      <style:text-properties style:font-name="Arial" fo:font-weight="bold" officeooo:rsid="000e50e4" officeooo:paragraph-rsid="0010398b" style:font-weight-asian="bold" style:font-weight-complex="bold"/>
    </style:style>
    <style:style style:name="P6" style:family="paragraph" style:parent-style-name="Text_20_body">
      <style:text-properties style:font-name="Arial" fo:font-weight="bold" officeooo:rsid="002de5cc" officeooo:paragraph-rsid="002de5cc" style:font-weight-asian="bold" style:font-weight-complex="bold"/>
    </style:style>
    <style:style style:name="P7" style:family="paragraph" style:parent-style-name="Text_20_body">
      <style:text-properties style:font-name="Arial" fo:font-weight="bold" officeooo:rsid="003013d8" officeooo:paragraph-rsid="003013d8" style:font-weight-asian="bold" style:font-weight-complex="bold"/>
    </style:style>
    <style:style style:name="P8" style:family="paragraph" style:parent-style-name="Text_20_body">
      <style:text-properties style:font-name="Arial" officeooo:rsid="000b44e4" officeooo:paragraph-rsid="000b44e4"/>
    </style:style>
    <style:style style:name="P9" style:family="paragraph" style:parent-style-name="Text_20_body">
      <style:text-properties style:font-name="Arial" fo:font-weight="normal" officeooo:rsid="000e50e4" officeooo:paragraph-rsid="000e50e4" style:font-weight-asian="normal" style:font-weight-complex="normal"/>
    </style:style>
    <style:style style:name="P10" style:family="paragraph" style:parent-style-name="Text_20_body">
      <style:text-properties style:font-name="Arial" fo:font-weight="normal" officeooo:rsid="000e50e4" officeooo:paragraph-rsid="0010398b" style:font-weight-asian="normal" style:font-weight-complex="normal"/>
    </style:style>
    <style:style style:name="P11" style:family="paragraph" style:parent-style-name="Text_20_body">
      <style:text-properties style:font-name="Arial" fo:font-weight="normal" officeooo:rsid="000e50e4" officeooo:paragraph-rsid="0015a3b8" style:font-weight-asian="normal" style:font-weight-complex="normal"/>
    </style:style>
    <style:style style:name="P12" style:family="paragraph" style:parent-style-name="Text_20_body">
      <style:text-properties style:font-name="Arial" fo:font-weight="normal" officeooo:rsid="002658c5" officeooo:paragraph-rsid="002658c5" style:font-weight-asian="normal" style:font-weight-complex="normal"/>
    </style:style>
    <style:style style:name="P13" style:family="paragraph" style:parent-style-name="Text_20_body">
      <style:text-properties style:font-name="Arial" fo:font-weight="normal" officeooo:rsid="002de5cc" officeooo:paragraph-rsid="002de5cc" style:font-weight-asian="normal" style:font-weight-complex="normal"/>
    </style:style>
    <style:style style:name="P14" style:family="paragraph" style:parent-style-name="Text_20_body">
      <style:text-properties style:font-name="Arial" fo:font-weight="normal" officeooo:rsid="002f55a7" officeooo:paragraph-rsid="002f55a7" style:font-weight-asian="normal" style:font-weight-complex="normal"/>
    </style:style>
    <style:style style:name="P15" style:family="paragraph" style:parent-style-name="Text_20_body">
      <style:text-properties style:font-name="Arial" fo:font-weight="normal" officeooo:rsid="002a0877" officeooo:paragraph-rsid="002a0877" style:font-weight-asian="normal" style:font-weight-complex="normal"/>
    </style:style>
    <style:style style:name="P16" style:family="paragraph" style:parent-style-name="Text_20_body">
      <style:text-properties style:font-name="Arial" fo:font-weight="normal" officeooo:rsid="002a0877" officeooo:paragraph-rsid="003013d8" style:font-weight-asian="normal" style:font-weight-complex="normal"/>
    </style:style>
    <style:style style:name="P17" style:family="paragraph" style:parent-style-name="Text_20_body">
      <style:text-properties style:font-name="Arial" fo:font-weight="normal" officeooo:rsid="003013d8" officeooo:paragraph-rsid="003013d8" style:font-weight-asian="normal" style:font-weight-complex="normal"/>
    </style:style>
    <style:style style:name="P18" style:family="paragraph" style:parent-style-name="Text_20_body">
      <style:text-properties style:font-name="Arial" officeooo:rsid="0021bfb4" officeooo:paragraph-rsid="0021bfb4"/>
    </style:style>
    <style:style style:name="P19" style:family="paragraph" style:parent-style-name="Text_20_body">
      <style:text-properties style:font-name="Arial" fo:font-size="15pt" fo:font-weight="bold" officeooo:rsid="0023325b" officeooo:paragraph-rsid="0023325b" style:font-size-asian="15pt" style:font-weight-asian="bold" style:font-size-complex="15pt" style:font-weight-complex="bold"/>
    </style:style>
    <style:style style:name="P20" style:family="paragraph" style:parent-style-name="Text_20_body">
      <style:text-properties style:font-name="Arial" officeooo:rsid="002658c5" officeooo:paragraph-rsid="002658c5"/>
    </style:style>
    <style:style style:name="P21" style:family="paragraph" style:parent-style-name="Text_20_body">
      <style:text-properties style:font-name="Arial" officeooo:rsid="002cf25b" officeooo:paragraph-rsid="002cf25b"/>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8pt" fo:font-style="normal" style:text-underline-style="none" fo:font-weight="bold" style:text-blinking="false" fo:background-color="transparent"/>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bold" style:text-blinking="false" fo:background-color="transparent"/>
    </style:style>
    <style:style style:name="P2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bold" officeooo:paragraph-rsid="001386d3" style:text-blinking="false" fo:background-color="transparent"/>
    </style:style>
    <style:style style:name="P2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bold" officeooo:rsid="001942bd" officeooo:paragraph-rsid="001942bd" style:text-blinking="false" fo:background-color="transparent" style:font-weight-asian="bold" style:font-weight-complex="bold"/>
    </style:style>
    <style:style style:name="P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paragraph-rsid="001386d3" style:text-blinking="false" fo:background-color="transparent"/>
    </style:style>
    <style:style style:name="P2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paragraph-rsid="00142b24" style:text-blinking="false" fo:background-color="transparent"/>
    </style:style>
    <style:style style:name="P2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rsid="00144518" officeooo:paragraph-rsid="00144518" style:text-blinking="false" fo:background-color="transparent"/>
    </style:style>
    <style:style style:name="P3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rsid="00153a5f" officeooo:paragraph-rsid="00153a5f" style:text-blinking="false" fo:background-color="transparent"/>
    </style:style>
    <style:style style:name="P3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rsid="001386d3" officeooo:paragraph-rsid="001a932f" style:text-blinking="false" fo:background-color="transparent"/>
    </style:style>
    <style:style style:name="P3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rsid="0020ab15" officeooo:paragraph-rsid="0020ab15" style:text-blinking="false" fo:background-color="transparent"/>
    </style:style>
    <style:style style:name="P3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24pt" fo:font-style="normal" style:text-underline-style="none" fo:font-weight="normal" officeooo:rsid="00153a5f" officeooo:paragraph-rsid="00153a5f" style:text-blinking="false" fo:background-color="transparent" style:font-size-asian="21pt" style:font-size-complex="24pt"/>
    </style:style>
    <style:style style:name="P3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normal" style:text-blinking="false" fo:background-color="transparent"/>
    </style:style>
    <style:style style:name="P3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rebuchet MS" fo:font-size="21pt" fo:font-style="normal" style:text-underline-style="none" fo:font-weight="normal" style:text-blinking="false" fo:background-color="transparent"/>
    </style:style>
    <style:style style:name="P36" style:family="paragraph" style:parent-style-name="Text_20_body">
      <style:paragraph-properties fo:margin-top="0cm" fo:margin-bottom="0cm" loext:contextual-spacing="false" fo:line-height="138%" style:writing-mode="lr-tb"/>
      <style:text-properties fo:font-variant="normal" fo:text-transform="none" fo:color="#333333" style:text-line-through-style="none" style:text-line-through-type="none" style:font-name="Arial1" fo:font-size="10.5pt" fo:font-style="normal" style:text-underline-style="none" fo:font-weight="normal" style:text-blinking="false" fo:background-color="#ffffff"/>
    </style:style>
    <style:style style:name="P37" style:family="paragraph" style:parent-style-name="Text_20_body">
      <style:paragraph-properties fo:margin-top="0cm" fo:margin-bottom="0cm" loext:contextual-spacing="false" fo:line-height="138%" style:writing-mode="lr-tb"/>
      <style:text-properties fo:font-variant="normal" fo:text-transform="none" fo:color="#333333" style:text-line-through-style="none" style:text-line-through-type="none" style:font-name="Consolas" fo:font-size="10.5pt" fo:font-style="normal" style:text-underline-style="none" fo:font-weight="normal" style:text-blinking="false" fo:background-color="#f8f8f8"/>
    </style:style>
    <style:style style:name="P38" style:family="paragraph" style:parent-style-name="Text_20_body">
      <style:paragraph-properties fo:margin-top="0cm" fo:margin-bottom="0cm" loext:contextual-spacing="false" fo:line-height="138%" style:writing-mode="lr-tb"/>
      <style:text-properties fo:font-weight="normal"/>
    </style:style>
    <style:style style:name="P39" style:family="paragraph" style:parent-style-name="Text_20_body">
      <style:paragraph-properties fo:margin-top="0cm" fo:margin-bottom="0cm" loext:contextual-spacing="false" fo:line-height="138%" style:writing-mode="lr-tb"/>
      <style:text-properties fo:font-weight="normal" officeooo:paragraph-rsid="00124d31"/>
    </style:style>
    <style:style style:name="P40" style:family="paragraph" style:parent-style-name="Text_20_body">
      <style:paragraph-properties fo:margin-top="0cm" fo:margin-bottom="0cm" loext:contextual-spacing="false" fo:line-height="138%" style:writing-mode="lr-tb"/>
      <style:text-properties fo:font-weight="normal" officeooo:paragraph-rsid="0015a3b8"/>
    </style:style>
    <style:style style:name="P41" style:family="paragraph" style:parent-style-name="Text_20_body">
      <style:paragraph-properties fo:margin-top="0cm" fo:margin-bottom="0cm" loext:contextual-spacing="false" fo:line-height="138%" style:writing-mode="lr-tb"/>
      <style:text-properties fo:font-weight="normal" officeooo:paragraph-rsid="001a932f"/>
    </style:style>
    <style:style style:name="P42" style:family="paragraph" style:parent-style-name="Text_20_body">
      <style:paragraph-properties fo:margin-top="0cm" fo:margin-bottom="0cm" loext:contextual-spacing="false" fo:line-height="138%" style:writing-mode="lr-tb"/>
      <style:text-properties fo:font-weight="normal" officeooo:paragraph-rsid="001d8a1c"/>
    </style:style>
    <style:style style:name="P43" style:family="paragraph" style:parent-style-name="Text_20_body">
      <style:paragraph-properties fo:margin-top="0cm" fo:margin-bottom="0cm" loext:contextual-spacing="false" fo:line-height="138%" style:writing-mode="lr-tb"/>
      <style:text-properties fo:font-weight="normal" officeooo:rsid="00144518" officeooo:paragraph-rsid="00144518"/>
    </style:style>
    <style:style style:name="P44" style:family="paragraph" style:parent-style-name="Text_20_body">
      <style:paragraph-properties fo:margin-top="0cm" fo:margin-bottom="0cm" loext:contextual-spacing="false" fo:line-height="138%" style:writing-mode="lr-tb"/>
    </style:style>
    <style:style style:name="P45" style:family="paragraph" style:parent-style-name="Text_20_body">
      <style:paragraph-properties fo:margin-top="0cm" fo:margin-bottom="0cm" loext:contextual-spacing="false" fo:line-height="138%" style:writing-mode="lr-tb"/>
      <style:text-properties officeooo:paragraph-rsid="001386d3"/>
    </style:style>
    <style:style style:name="P46" style:family="paragraph" style:parent-style-name="Text_20_body">
      <style:paragraph-properties fo:margin-top="0cm" fo:margin-bottom="0cm" loext:contextual-spacing="false" fo:line-height="138%" style:writing-mode="lr-tb"/>
      <style:text-properties officeooo:paragraph-rsid="001942bd"/>
    </style:style>
    <style:style style:name="P47" style:family="paragraph" style:parent-style-name="Text_20_body">
      <style:paragraph-properties fo:margin-top="0cm" fo:margin-bottom="0cm" loext:contextual-spacing="false" fo:line-height="138%" style:writing-mode="lr-tb"/>
      <style:text-properties officeooo:paragraph-rsid="0020ab15"/>
    </style:style>
    <style:style style:name="P48" style:family="paragraph" style:parent-style-name="Text_20_body">
      <style:paragraph-properties fo:margin-top="0cm" fo:margin-bottom="0cm" loext:contextual-spacing="false" fo:line-height="138%" style:writing-mode="lr-tb"/>
      <style:text-properties style:font-name="Arial" fo:font-size="10.5pt" fo:font-weight="normal" officeooo:rsid="001386d3" officeooo:paragraph-rsid="001386d3" style:font-size-asian="10.5pt" style:font-size-complex="10.5pt"/>
    </style:style>
    <style:style style:name="P49" style:family="paragraph" style:parent-style-name="Text_20_body">
      <style:paragraph-properties fo:margin-left="0cm" fo:margin-right="0cm" fo:margin-top="0cm" fo:margin-bottom="0cm" loext:contextual-spacing="false" fo:line-height="138%" fo:text-indent="0cm" style:auto-text-indent="false" style:writing-mode="lr-tb"/>
      <style:text-properties fo:font-weight="normal"/>
    </style:style>
    <style:style style:name="P50"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333333" style:text-line-through-style="none" style:text-line-through-type="none" style:font-name="Arial1" fo:font-size="9.75pt" fo:font-style="normal" style:text-underline-style="none" fo:font-weight="normal" style:text-blinking="false" fo:background-color="#e6e6e6"/>
    </style:style>
    <style:style style:name="P51"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52"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53" style:family="paragraph" style:parent-style-name="Text_20_body">
      <style:text-properties style:font-name="Arial" officeooo:rsid="002f55a7" officeooo:paragraph-rsid="002f55a7"/>
    </style:style>
    <style:style style:name="P54" style:family="paragraph" style:parent-style-name="Text_20_body">
      <style:text-properties style:font-name="Arial" fo:font-weight="bold" officeooo:rsid="00313d27" officeooo:paragraph-rsid="00313d27" style:font-weight-asian="bold" style:font-weight-complex="bold"/>
    </style:style>
    <style:style style:name="P55" style:family="paragraph" style:parent-style-name="Text_20_body" style:list-style-name="L1">
      <style:text-properties style:font-name="Arial" fo:font-weight="normal" officeooo:rsid="00313d27" officeooo:paragraph-rsid="00313d27" style:font-weight-asian="normal" style:font-weight-complex="normal"/>
    </style:style>
    <style:style style:name="P56" style:family="paragraph" style:parent-style-name="Text_20_body" style:list-style-name="L1">
      <style:text-properties style:font-name="Arial" fo:font-weight="normal" officeooo:rsid="00324c10" officeooo:paragraph-rsid="00324c10" style:font-weight-asian="normal" style:font-weight-complex="normal"/>
    </style:style>
    <style:style style:name="T1" style:family="text">
      <style:text-properties fo:font-variant="normal" fo:text-transform="none" fo:color="#000000" style:text-line-through-style="none" style:text-line-through-type="none" style:font-name="Arial1" fo:font-size="10.5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1" fo:font-size="10.5pt" fo:font-style="normal" style:text-underline-style="none" officeooo:rsid="001386d3" style:text-blinking="false" fo:background-color="transparent" loext:char-shading-value="0"/>
    </style:style>
    <style:style style:name="T3" style:family="text">
      <style:text-properties fo:font-variant="normal" fo:text-transform="none" fo:color="#000000" style:text-line-through-style="none" style:text-line-through-type="none" style:font-name="Arial1" fo:font-size="10.5pt" fo:font-style="normal" style:text-underline-style="none" officeooo:rsid="001a932f" style:text-blinking="false" fo:background-color="transparent" loext:char-shading-value="0"/>
    </style:style>
    <style:style style:name="T4" style:family="text">
      <style:text-properties fo:font-variant="normal" fo:text-transform="none" fo:color="#000000" style:text-line-through-style="none" style:text-line-through-type="none" style:font-name="Arial1" fo:font-size="10.5pt" fo:font-style="normal" style:text-underline-style="none" officeooo:rsid="00124d31" style:text-blinking="false" fo:background-color="transparent" loext:char-shading-value="0"/>
    </style:style>
    <style:style style:name="T5" style:family="text">
      <style:text-properties fo:font-variant="normal" fo:text-transform="none" fo:color="#000000" style:text-line-through-style="none" style:text-line-through-type="none" style:font-name="Arial1" fo:font-size="10.5pt" fo:font-style="normal" style:text-underline-style="none" officeooo:rsid="001386d3" style:text-blinking="false" fo:background-color="transparent" loext:char-shading-value="0" style:font-weight-asian="normal" style:font-weight-complex="normal"/>
    </style:style>
    <style:style style:name="T6" style:family="text">
      <style:text-properties fo:font-variant="normal" fo:text-transform="none" fo:color="#000000" style:text-line-through-style="none" style:text-line-through-type="none" style:font-name="Arial1" fo:font-size="10.5pt" fo:font-style="normal" style:text-underline-style="none" officeooo:rsid="001a932f"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style:font-name="Arial1" fo:font-size="10.5pt" fo:font-style="normal" style:text-underline-style="none" officeooo:rsid="001d8a1c"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Arial1" fo:font-size="10.5pt" fo:font-style="normal" style:text-underline-style="none" fo:font-weight="normal" officeooo:rsid="001386d3" style:text-blinking="false" fo:background-color="transparent" loext:char-shading-value="0"/>
    </style:style>
    <style:style style:name="T10" style:family="text">
      <style:text-properties fo:font-variant="normal" fo:text-transform="none" fo:color="#000000" style:text-line-through-style="none" style:text-line-through-type="none" style:font-name="Arial1" fo:font-size="10.5pt" fo:font-style="normal" style:text-underline-style="none" fo:font-weight="normal" officeooo:rsid="001942bd" style:text-blinking="false" fo:background-color="transparent" loext:char-shading-value="0"/>
    </style:style>
    <style:style style:name="T11" style:family="text">
      <style:text-properties fo:font-variant="normal" fo:text-transform="none" fo:color="#000000" style:text-line-through-style="none" style:text-line-through-type="none" style:font-name="Arial1" fo:font-size="10.5pt" fo:font-style="normal" style:text-underline-style="none" fo:font-weight="normal" officeooo:rsid="001f4206" style:text-blinking="false" fo:background-color="transparent" loext:char-shading-value="0"/>
    </style:style>
    <style:style style:name="T12" style:family="text">
      <style:text-properties fo:font-variant="normal" fo:text-transform="none" fo:color="#000000" style:text-line-through-style="none" style:text-line-through-type="none" style:font-name="Arial1" fo:font-size="10.5pt" fo:font-style="normal" style:text-underline-style="none" fo:font-weight="normal" officeooo:rsid="0020ab15" style:text-blinking="false" fo:background-color="transparent" loext:char-shading-value="0"/>
    </style:style>
    <style:style style:name="T13"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style:font-name="Arial1" fo:font-size="10.5pt" fo:font-style="normal" style:text-underline-style="none" fo:font-weight="bold" officeooo:rsid="001386d3" style:text-blinking="false" fo:background-color="transparent" loext:char-shading-value="0" style:font-weight-asian="bold" style:font-weight-complex="bold"/>
    </style:style>
    <style:style style:name="T15" style:family="text">
      <style:text-properties fo:font-variant="normal" fo:text-transform="none" fo:color="#000000" style:text-line-through-style="none" style:text-line-through-type="none" style:font-name="Courier New" fo:font-size="10.5pt"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font-name="Courier New" fo:font-size="10.5pt"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0.5pt" fo:font-style="normal"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0.5pt" fo:font-style="normal" style:text-underline-style="none" officeooo:rsid="000e50e4"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Arial" fo:font-size="10.5pt" fo:font-style="normal" style:text-underline-style="none" officeooo:rsid="0015a3b8"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Courier 10 Pitch" fo:font-size="10.5pt" fo:font-style="normal" style:text-underline-style="none" fo:font-weight="normal" officeooo:rsid="001942bd" style:text-blinking="false" fo:background-color="#ffffff" loext:char-shading-value="0" style:font-size-asian="10.5pt" style:font-size-complex="10.5pt"/>
    </style:style>
    <style:style style:name="T23" style:family="text">
      <style:text-properties fo:font-variant="normal" fo:text-transform="none" fo:color="#333333" style:text-line-through-style="none" style:text-line-through-type="none" style:font-name="Arial1" fo:font-size="9.75pt" fo:font-style="normal" style:text-underline-style="none" style:text-blinking="false" fo:background-color="#e6e6e6" loext:char-shading-value="0"/>
    </style:style>
    <style:style style:name="T24" style:family="text">
      <style:text-properties fo:font-variant="normal" fo:text-transform="none" fo:color="#333333" style:text-line-through-style="none" style:text-line-through-type="none" style:font-name="Arial1" fo:font-size="9.75pt" fo:font-style="normal" style:text-underline-style="none" fo:font-weight="bold" style:text-blinking="false" fo:background-color="#e6e6e6" loext:char-shading-value="0"/>
    </style:style>
    <style:style style:name="T25" style:family="text">
      <style:text-properties fo:font-variant="normal" fo:text-transform="none" fo:color="#1155cc" style:text-line-through-style="none" style:text-line-through-type="none" style:font-name="Arial1" fo:font-size="10.5pt" fo:font-style="normal" style:text-underline-style="solid" style:text-underline-width="auto" style:text-underline-color="font-color" fo:font-weight="normal" style:text-blinking="false" fo:background-color="transparent" loext:char-shading-value="0"/>
    </style:style>
    <style:style style:name="T26" style:family="text">
      <style:text-properties fo:font-variant="normal" fo:text-transform="none" fo:color="#1155cc" style:text-line-through-style="none" style:text-line-through-type="none" style:font-name="Courier New" fo:font-size="10.5pt" fo:font-style="normal" style:text-underline-style="solid" style:text-underline-width="auto" style:text-underline-color="font-color" fo:font-weight="normal" style:text-blinking="false" fo:background-color="transparent" loext:char-shading-value="0"/>
    </style:style>
    <style:style style:name="T27" style:family="text">
      <style:text-properties officeooo:rsid="0010398b"/>
    </style:style>
    <style:style style:name="T28" style:family="text">
      <style:text-properties officeooo:rsid="0010e157"/>
    </style:style>
    <style:style style:name="T29" style:family="text">
      <style:text-properties officeooo:rsid="0011e7bc"/>
    </style:style>
    <style:style style:name="T30" style:family="text">
      <style:text-properties officeooo:rsid="001386d3"/>
    </style:style>
    <style:style style:name="T31" style:family="text">
      <style:text-properties fo:font-weight="bold" style:font-weight-asian="bold" style:font-weight-complex="bold"/>
    </style:style>
    <style:style style:name="T32" style:family="text">
      <style:text-properties fo:font-weight="bold" officeooo:rsid="00142b24" style:font-weight-asian="bold" style:font-weight-complex="bold"/>
    </style:style>
    <style:style style:name="T33" style:family="text">
      <style:text-properties officeooo:rsid="0015a3b8"/>
    </style:style>
    <style:style style:name="T34" style:family="text">
      <style:text-properties fo:color="#000000" style:font-name="Courier 10 Pitch" fo:font-size="10.5pt" officeooo:rsid="001942bd" style:font-size-asian="10.5pt" style:font-size-complex="10.5pt"/>
    </style:style>
    <style:style style:name="T35" style:family="text">
      <style:text-properties officeooo:rsid="001c2585"/>
    </style:style>
    <style:style style:name="T36" style:family="text">
      <style:text-properties officeooo:rsid="001a932f" style:font-weight-asian="normal" style:font-weight-complex="normal"/>
    </style:style>
    <style:style style:name="T37" style:family="text">
      <style:text-properties officeooo:rsid="0020ab15"/>
    </style:style>
    <style:style style:name="T38" style:family="text">
      <style:text-properties style:font-name="Courier 10 Pitch" fo:font-size="10.5pt" officeooo:rsid="0020ab15" style:font-size-asian="10.5pt" style:font-size-complex="10.5pt"/>
    </style:style>
    <style:style style:name="T39" style:family="text">
      <style:text-properties officeooo:rsid="0021bfb4"/>
    </style:style>
    <style:style style:name="T40" style:family="text">
      <style:text-properties officeooo:rsid="00247628"/>
    </style:style>
    <style:style style:name="T41" style:family="text">
      <style:text-properties officeooo:rsid="002cf25b"/>
    </style:style>
    <style:style style:name="T42" style:family="text">
      <style:text-properties fo:font-weight="normal" style:font-weight-asian="normal" style:font-weight-complex="normal"/>
    </style:style>
    <style:style style:name="T43" style:family="text">
      <style:text-properties fo:font-weight="normal" officeooo:rsid="001c2585" style:font-weight-asian="normal" style:font-weight-complex="normal"/>
    </style:style>
    <style:style style:name="T44" style:family="text">
      <style:text-properties fo:font-weight="normal" officeooo:rsid="003070f9"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40">Seafile 4.1.2</text:span> instructions: (<text:span text:style-name="T40">Ubuntu 12.04</text:span>)</text:p>
      <text:p text:style-name="Text_20_body"/>
      <text:p text:style-name="P19">Note: All seafile commands must be run as root.</text:p>
      <text:p text:style-name="Text_20_body"/>
      <text:p text:style-name="P2">TO INSTALL <text:span text:style-name="T29">SEAFILE</text:span>:</text:p>
      <text:p text:style-name="P2">On server machine:</text:p>
      <text:p text:style-name="P1">clone duet GitHub</text:p>
      <text:p text:style-name="P1"><text:span text:style-name="T39">sudo </text:span>duet/SeaFileServer/SF-server-build-install.sh</text:p>
      <text:p text:style-name="P12">ls ~/SeaFileServer/seafile-data/storage/commits/</text:p>
      <text:p text:style-name="P12">there should be one folder with a long name.</text:p>
      <text:p text:style-name="P12">Log in to seahub by using</text:p>
      <text:p text:style-name="P12">elinks http://&lt;IP-ADDRESS&gt;:8001</text:p>
      <text:p text:style-name="P20">and enter your email/password. Then do</text:p>
      <text:p text:style-name="P20">ls ~/SeaFileServer/seafile-data/storage/commits/</text:p>
      <text:p text:style-name="P20">again and you should see two folders. The name of the new folder is the library ID, record this ID as you'll need it for the client configuration.</text:p>
      <text:p text:style-name="P3">On client machine:</text:p>
      <text:p text:style-name="P8">clone duet GitHub</text:p>
      <text:p text:style-name="P8"><text:span text:style-name="T39">sudo</text:span> duet/SeaFileClient/SF-client-build-install.sh</text:p>
      <text:p text:style-name="P18">sudo duet/SeaFileClient/SF-client-setup.sh</text:p>
      <text:p text:style-name="P20"/>
      <text:p text:style-name="P6">TO RECOMPILE SEAFILE AFTER MAKING CODE CHANGES:</text:p>
      <text:p text:style-name="P6">On server machine:</text:p>
      <text:p text:style-name="P13">sudo duet/SeaFileServer/SF-server-recompile-install.sh</text:p>
      <text:p text:style-name="P13">When asked for folders for seafile setup, leave it blank and it will use the existing configuration in the default location.</text:p>
      <text:p text:style-name="P14">Do not run SF-server-nginx-setup.sh again.</text:p>
      <text:p text:style-name="P6">On client machine:</text:p>
      <text:p text:style-name="P13">sudo duet/SeaFileClient/SF-client-recompile-install.sh</text:p>
      <text:p text:style-name="P53"><text:soft-page-break/>Do not run SF-client-setup.sh again.</text:p>
      <text:p text:style-name="P54">OVERVIEW OF HOW A SYNC TEST WORKS:</text:p>
      <text:list xml:id="list8984887887399765921" text:style-name="L1">
        <text:list-item>
          <text:p text:style-name="P55">Start the client daemon, sync an empty folder on the client to the server then stop the client daemon. This time is not counted, to reduce the amount of the time taken during a test that is not related to inotify.</text:p>
        </text:list-item>
        <text:list-item>
          <text:p text:style-name="P56">Generate a set of files in the folder that we previously synced, clear the cache so they are not still in memory when the sync runs. Start timing, start the client daemon and start recording performance data. When the sync is complete (seaf-cli status reports “synchronized”), stop timing and stop recording performance data.</text:p>
        </text:list-item>
        <text:list-item>
          <text:p text:style-name="P56">Delete all of the files in the sync folder, wait for the sync to complete to ensure this repository on the server is empty. Stop the client daemon, restart the server processes and perform garbage collection on the server (otherwise seafile server keeps a history of all the deleted files).</text:p>
        </text:list-item>
      </text:list>
      <text:p text:style-name="P4">TO RUN <text:span text:style-name="T35">REGULAR SYNC </text:span>TEST <text:span text:style-name="T27">ACROSS MANY SETS OF FILES</text:span>:</text:p>
      <text:p text:style-name="P9">On client machine run:</text:p>
      <text:p text:style-name="P9"><text:tab/><text:span text:style-name="T33">SF-server-remote-restart</text:span>.exp</text:p>
      <text:p text:style-name="P9"><text:tab/>automated-test.sh</text:p>
      <text:p text:style-name="P15">NOTE: There will be an error about “511 Unknown Service” that will repeat multiple times then be replaced by “Checking...”, this is normal and is a byproduct of making the previously daemonized seaf-daemon and ccnet processes not run as daemons.</text:p>
      <text:p text:style-name="P5">TO <text:span text:style-name="T27">PRODUCE LOGS AND GPROF OUTPUT FROM SYNCING ONE SET OF FILES</text:span>:</text:p>
      <text:p text:style-name="P10">On client machine run:</text:p>
      <text:p text:style-name="P11"><text:tab/><text:span text:style-name="T33">SF-server-remote-restart</text:span>.exp</text:p>
      <text:p text:style-name="P10"><text:tab/><text:span text:style-name="T28">log-and-gprof</text:span>.sh <text:span text:style-name="T41">1 &lt;number-of-files&gt; &lt;size-of-files&gt;</text:span></text:p>
      <text:p text:style-name="P16">NOTE: There will be an error about “511 Unknown Service” that will repeat multiple times then be replaced by “Checking...”, this is normal and is a byproduct of making the previously daemonized seaf-daemon and ccnet processes not run as daemons.</text:p>
      <text:p text:style-name="P21"><text:span text:style-name="T42">This will generate a set of files into SeaFileLibraries using maketree.py and then sync them with the server, producing a full set of debug logs from seafile </text:span><text:span text:style-name="T43">in ~/.ccnet/logs/&lt;TIMESTAMP&gt;</text:span><text:span text:style-name="T42"> and gprof output in </text:span><text:span text:style-name="T44">SEAFILEDIR (which is ~/ by default)</text:span></text:p>
      <text:p text:style-name="P7">TO TEST TIME TAKEN TO CONFIRM A DIRECTORY HAS ALREADY BEEN SYNCED:</text:p>
      <text:p text:style-name="P17">On client machine run:</text:p>
      <text:p text:style-name="P17"><text:tab/>SF-server-remote-restart.exp</text:p>
      <text:p text:style-name="P17"><text:soft-page-break/><text:tab/>automated-initialization-test.sh</text:p>
      <text:p text:style-name="P16">NOTE: There will be an error about “511 Unknown Service” that will repeat multiple times then be replaced by “Checking...”, this is normal and is a byproduct of making the previously daemonized seaf-daemon and ccnet processes not run as daemons.</text:p>
      <text:p text:style-name="P23"/>
      <text:p text:style-name="P23"/>
      <text:p text:style-name="P23"/>
      <text:p text:style-name="P23"/>
      <text:p text:style-name="P23">on both computers:</text:p>
      <text:p text:style-name="Text_20_body"/>
      <text:p text:style-name="P38"/>
      <text:p text:style-name="Text_20_body"/>
      <text:p text:style-name="P44"/>
      <text:p text:style-name="Text_20_body"/>
      <text:p text:style-name="P23">on c157:</text:p>
      <text:p text:style-name="P44"><text:span text:style-name="T8">THIS </text:span><text:a xlink:type="simple" xlink:href="http://manual.seafile.com/deploy/using_sqlite.html" text:style-name="Internet_20_link" text:visited-style-name="Visited_20_Internet_20_Link"><text:span text:style-name="T25">http://manual.seafile.com/deploy/using_sqlite.html</text:span></text:a><text:span text:style-name="T18"> </text:span></text:p>
      <text:p text:style-name="P44"><text:span text:style-name="T8">THEN </text:span><text:a xlink:type="simple" xlink:href="http://wiki.nginx.org/PythonFlup" text:style-name="Internet_20_link" text:visited-style-name="Visited_20_Internet_20_Link"><text:span text:style-name="T25">http://wiki.nginx.org/PythonFlup</text:span></text:a><text:span text:style-name="T18"> </text:span></text:p>
      <text:p text:style-name="P44"><text:span text:style-name="T8">THEN </text:span><text:a xlink:type="simple" xlink:href="http://manual.seafile.com/deploy/deploy_with_nginx.html" text:style-name="Internet_20_link" text:visited-style-name="Visited_20_Internet_20_Link"><text:span text:style-name="T25">http://manual.seafile.com/deploy/deploy_with_nginx.html</text:span></text:a><text:span text:style-name="T18"> </text:span></text:p>
      <text:p text:style-name="Text_20_body"/>
      <text:p text:style-name="P36">open the ports that seafile uses:</text:p>
      <text:p text:style-name="P49"><text:span text:style-name="T23">iptables -I INPUT 1 -p tcp --dport 8000 -j ACCEPT </text:span><text:span text:style-name="T24">REMOVE???</text:span></text:p>
      <text:p text:style-name="P50">iptables -I INPUT 1 -p tcp --dport 8001 -j ACCEPT</text:p>
      <text:p text:style-name="P50">iptables -I INPUT 1 -p tcp --dport 8082 -j ACCEPT</text:p>
      <text:p text:style-name="P50">iptables -I INPUT 1 -p tcp --dport 10003 -j ACCEPT</text:p>
      <text:p text:style-name="P50">iptables -I INPUT 1 -p tcp --dport 12001 -j ACCEPT</text:p>
      <text:p text:style-name="Text_20_body"/>
      <text:p text:style-name="P23">REMEMBER TO SET CCNET PORT AS 10003</text:p>
      <text:p text:style-name="Text_20_body"/>
      <text:p text:style-name="P38"><text:span text:style-name="T1">in /etc/nginx/sites-enabled/SeaFileServer, in </text:span><text:span text:style-name="T15">location / { … }</text:span><text:span text:style-name="T17"> </text:span><text:span text:style-name="T1">add </text:span><text:span text:style-name="T15">autoindex on;</text:span></text:p>
      <text:p text:style-name="Text_20_body"/>
      <text:p text:style-name="P36">seafile-data/storage/commits/*******     - asterisks are library id(s)</text:p>
      <text:p text:style-name="Text_20_body"/>
      <text:p text:style-name="P36">in seafile.conf, to stop history from being stored</text:p>
      <text:p text:style-name="Text_20_body"/>
      <text:p text:style-name="P37">[history] </text:p>
      <text:p text:style-name="P37"><text:soft-page-break/>keep_days = 0</text:p>
      <text:p text:style-name="Text_20_body"/>
      <text:p text:style-name="Text_20_body"/>
      <text:p text:style-name="P23">To start server:</text:p>
      <text:p text:style-name="P34">cd ~/SeaFileServer/seafile-server-4.1.2/</text:p>
      <text:p text:style-name="P34">sudo service nginx start</text:p>
      <text:p text:style-name="P34">./seafile.sh start</text:p>
      <text:p text:style-name="P34">./seahub.sh start 8001</text:p>
      <text:p text:style-name="Text_20_body"/>
      <text:p text:style-name="P23">To stop server:</text:p>
      <text:p text:style-name="P34">./seahub.sh stop</text:p>
      <text:p text:style-name="P34">./seafile.sh stop</text:p>
      <text:p text:style-name="P34">sudo service nginx stop</text:p>
      <text:p text:style-name="Text_20_body"/>
      <text:p text:style-name="P38"><text:span text:style-name="T13">seafile.sh start </text:span><text:span text:style-name="T1">starts the following processes:</text:span></text:p>
      <text:p text:style-name="P26">/home/william-kingsford/SeaFileServer/seafile-server-4.1.2/seafile/bin/seafile-controller</text:p>
      <text:p text:style-name="P26">/home/william-kingsford/SeaFileServer/seafile-server-4.1.2/seafile/bin/ccnet-server</text:p>
      <text:p text:style-name="P26">/home/william-kingsford/SeaFileServer/seafile-server-4.1.2/seafile/bin/seaf-server</text:p>
      <text:p text:style-name="P38"><text:span text:style-name="T13">seahub.sh start 8001 </text:span><text:span text:style-name="T1">starts four instances of python2.7 /home/william-kingsford/SeaFileServer/seafile-server-4.1.2/seahub/manage.py</text:span></text:p>
      <text:p text:style-name="Text_20_body"/>
      <text:p text:style-name="P23">on c158:</text:p>
      <text:p text:style-name="P44"><text:span text:style-name="T8">THIS </text:span><text:a xlink:type="simple" xlink:href="http://manual.seafile.com/build_seafile/linux.html" text:style-name="Internet_20_link" text:visited-style-name="Visited_20_Internet_20_Link"><text:span text:style-name="T25">http://manual.seafile.com/build_seafile/linux.html</text:span></text:a></text:p>
      <text:p text:style-name="Text_20_body"/>
      <text:p text:style-name="P23">REMEMBER TO SET CCNET PORT AS 10003</text:p>
      <text:p text:style-name="Text_20_body"/>
      <text:p text:style-name="P44"><text:span text:style-name="T8">Username: </text:span><text:a xlink:type="simple" xlink:href="mailto:will.kingsford@gmail.com" text:style-name="Internet_20_link" text:visited-style-name="Visited_20_Internet_20_Link"><text:span text:style-name="T25">will.kingsford@gmail.com</text:span></text:a></text:p>
      <text:p text:style-name="P26">Password:*hLO8GeH</text:p>
      <text:p text:style-name="Text_20_body"/>
      <text:p text:style-name="P23">To open in browser on client:</text:p>
      <text:p text:style-name="P44"><text:span text:style-name="T8">Go to </text:span><text:a xlink:type="simple" xlink:href="http://142.150.234.157/" text:style-name="Internet_20_link" text:visited-style-name="Visited_20_Internet_20_Link"><text:span text:style-name="T25">http://142.150.234.157</text:span></text:a></text:p>
      <text:p text:style-name="Text_20_body"/>
      <text:p text:style-name="P26">FIRST LOGIN ONCE IN BROWSER ON CLIENT, THIS WILL CREATE A NEW LIBRARY ON THE SERVER.</text:p>
      <text:p text:style-name="Text_20_body"/>
      <text:p text:style-name="P23">To use seaf-cli:</text:p>
      <text:p text:style-name="Text_20_body"><text:soft-page-break/></text:p>
      <text:p text:style-name="P34">$ seaf-cli start</text:p>
      <text:p text:style-name="Text_20_body"/>
      <text:p text:style-name="P44"><text:span text:style-name="T16">$ seaf-cli download -l &lt;LIBRARY-ID&gt; -s http://&lt;IP ADDRESS&gt;:&lt;PORT&gt; -d &lt;LOCAL LIBRARY TARGET&gt; -u </text:span><text:a xlink:type="simple" xlink:href="mailto:will.kingsford@gmail.com" text:style-name="Internet_20_link" text:visited-style-name="Visited_20_Internet_20_Link"><text:span text:style-name="T26">will.kingsford@gmail.com</text:span></text:a><text:span text:style-name="T18"> </text:span><text:span text:style-name="T16">-p *hLO8GeH</text:span></text:p>
      <text:p text:style-name="Text_20_body"/>
      <text:p text:style-name="P44"><text:span text:style-name="T8">seaf-cli doc: </text:span><text:a xlink:type="simple" xlink:href="https://seacloud.cc/group/3/wiki/seafile-cli-manual/" text:style-name="Internet_20_link" text:visited-style-name="Visited_20_Internet_20_Link"><text:span text:style-name="T25">https://seacloud.cc/group/3/wiki/seafile-cli-manual/</text:span></text:a><text:span text:style-name="T18"> </text:span></text:p>
      <text:p text:style-name="Text_20_body"/>
      <text:p text:style-name="P43"><text:span text:style-name="T13">seaf-cli start </text:span><text:span text:style-name="T1">starts the following processes:</text:span></text:p>
      <text:p text:style-name="P29">/usr/bin/seaf-daemon</text:p>
      <text:p text:style-name="P29">/usr/bin/ccnet</text:p>
      <text:p text:style-name="Text_20_body"/>
      <text:p text:style-name="P35">Troubleshooting:</text:p>
      <text:p text:style-name="P28"><text:span text:style-name="T32">A MESSAGE SAYING “CONNECTION REFUSED”</text:span> usually means that either seafile or seahub is not running on c157. </text:p>
      <text:p text:style-name="P24">IF <text:span text:style-name="T30">`</text:span>SEAF-CLI <text:span text:style-name="T30">STATUS`</text:span> <text:span text:style-name="T30">HANGS</text:span> ON “CONNECTING SERVER”</text:p>
      <text:p text:style-name="P48">Change the ccnet port in ccnet.conf on both machines to one that hasn't been used before.</text:p>
      <text:p text:style-name="P39"><text:span text:style-name="T19">On server, located at /my/install/directory/ccnet/ccne</text:span><text:span text:style-name="T15">t.conf</text:span></text:p>
      <text:p text:style-name="P39"><text:span text:style-name="T1">On client, located at </text:span><text:span text:style-name="T15">~/.ccnet/ccnet.conf</text:span></text:p>
      <text:p text:style-name="P27"><text:span text:style-name="T31">I</text:span><text:span text:style-name="T32">F `SEAF-CLI STATUS` HANGS</text:span><text:span text:style-name="T31"> </text:span><text:span text:style-name="T32">ON</text:span><text:span text:style-name="T31"> </text:span><text:span text:style-name="T32">STATUS</text:span><text:span text:style-name="T31"> “</text:span><text:span text:style-name="T32">UNKNOWN</text:span><text:span text:style-name="T31">”</text:span></text:p>
      <text:p text:style-name="P45"><text:span text:style-name="T9">R</text:span><text:span text:style-name="T8">emove seaf-cli data in ~/.ccnet and ~/SeaFileClient/seafile-cli/seafile-client/ then run seaf-cli init again</text:span></text:p>
      <text:p text:style-name="P25">IF NUMBER OF INOTIFY WATCHES AVAILABLE BECOMES AN ISSUE</text:p>
      <text:p text:style-name="P46"><text:span text:style-name="T10">S</text:span><text:span text:style-name="T8">et </text:span><text:span text:style-name="T10">the system max user watches</text:span><text:span text:style-name="T8"> higher, </text:span><text:span text:style-name="T11">e.g.</text:span></text:p>
      <text:p text:style-name="P46"><text:tab/><text:span text:style-name="T34">sudo sh -c '</text:span><text:span text:style-name="T22">echo 100000 &gt; /proc/sys/fs/inotify/max_user_watches'</text:span></text:p>
      <text:p text:style-name="P32">for a temporary change or </text:p>
      <text:p text:style-name="P47"><text:tab/><text:span text:style-name="T38">sudo sh -c 'echo "fs.inotify.max_user_watches=30000" &gt;&gt; /etc/sysctl.conf'</text:span><text:span text:style-name="T37"> </text:span></text:p>
      <text:p text:style-name="P47"><text:span text:style-name="T12">for a permanent change, </text:span><text:span text:style-name="T8">then remove seaf-cli config files and re-run </text:span><text:span text:style-name="T16">seaf-cli init</text:span><text:span text:style-name="T8">. </text:span><text:span text:style-name="T10">See</text:span><text:span text:style-name="T8"> </text:span><text:a xlink:type="simple" xlink:href="https://github.com/haiwen/seafile/issues/169" text:style-name="Internet_20_link" text:visited-style-name="Visited_20_Internet_20_Link"><text:span text:style-name="T25">https://github.com/haiwen/seafile/issues/169</text:span></text:a><text:span text:style-name="T18"> </text:span></text:p>
      <text:p text:style-name="Text_20_body"/>
      <text:p text:style-name="P40"><text:span text:style-name="T1">The sync will slow down over time, this is caused by seafile server archiving deleted files. Run </text:span><text:span text:style-name="T15">~/SeaFileServer/seafile-server-4.1.2/seaf-gc.sh</text:span><text:span text:style-name="T17"> </text:span><text:span text:style-name="T1">on c157 to remove these files and fix this problem. </text:span><text:span text:style-name="T21">SF-server-remote-restart</text:span><text:span text:style-name="T20">.exp</text:span><text:span text:style-name="T17"> </text:span><text:span text:style-name="T1">will run this from c158, as well as restarting the server using </text:span><text:span text:style-name="T15">restart-seafile-server.sh</text:span><text:span text:style-name="T1">. </text:span><text:span text:style-name="T14">Note that the existing test scripts already do this.</text:span></text:p>
      <text:p text:style-name="P40"/>
      <text:p text:style-name="P41"><text:span text:style-name="T2">For issues not specifically mentioned here, first </text:span><text:span text:style-name="T3">m</text:span><text:span text:style-name="T1">ake sure to </text:span><text:span text:style-name="T4">check for any seafile-related processes that </text:span><text:soft-page-break/><text:span text:style-name="T4">haven't been closed by the normal scripts and kill them. </text:span><text:span text:style-name="T2">This can happen when seaf-cli start is done more than once in a row without seaf-cli stop in between.</text:span></text:p>
      <text:p text:style-name="P31"/>
      <text:p text:style-name="P42"><text:span text:style-name="T5">I</text:span><text:span text:style-name="T6">f none of this solves the issue, the support forum is found at </text:span><text:a xlink:type="simple" xlink:href="https://forum.seafile-server.org/" text:style-name="Internet_20_link" text:visited-style-name="Visited_20_Internet_20_Link"><text:span text:style-name="T36">https://forum.seafile-server.org/</text:span></text:a><text:span text:style-name="T7"> </text:span><text:line-break/></text:p>
      <text:p text:style-name="P35">Profiling Notes:</text:p>
      <text:p text:style-name="P29">Successfully generated gprof output on client, unsuccessful on server (although server doesn't need to be profiled for our purposes as it doesn't use inotify and has its own block managing system)</text:p>
      <text:p text:style-name="P26"/>
      <text:p text:style-name="P30">To generate gprof output on client:</text:p>
      <text:p text:style-name="P33">HOW TO GENERATE GPROF OUTPUT ON CLIENT?</text:p>
      <text:p text:style-name="P26"/>
      <text:p text:style-name="P26">Before doing profiling, set the gmon.out filename using </text:p>
      <text:p text:style-name="P51">export GMON_OUT_PREFIX=”mygmon”</text:p>
      <text:p text:style-name="P51">sudo visudo</text:p>
      <text:p text:style-name="P51"># add the following line</text:p>
      <text:p text:style-name="P51">Defaults        env_keep += "GMON_OUT_PREFIX"</text:p>
      <text:p text:style-name="P26">After a process has been forked, use</text:p>
      <text:p text:style-name="P52">extern void _start (void), etext (void);<text:line-break/>monstartup ((u_long) &amp;_start, (u_long) &amp;etext);</text:p>
      <text:p text:style-name="P26">to create a new, separate output file for the forked process.</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ce style:name="Consolas" svg:font-family="Consolas"/>
    <style:font-face style:name="Courier New" svg:font-family="'Courier New'"/>
    <style:font-face style:name="Trebuchet MS" svg:font-family="'Trebuchet MS'"/>
    <style:font-face style:name="Arial" svg:font-family="Arial" style:font-family-generic="swis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7:47:13.267983920</meta:creation-date>
    <dc:date>2015-09-22T13:19:40.903820751</dc:date>
    <meta:editing-duration>PT1H31M10S</meta:editing-duration>
    <meta:editing-cycles>44</meta:editing-cycles>
    <meta:generator>LibreOffice/4.4.2.2$Linux_X86_64 LibreOffice_project/40m0$Build-2</meta:generator>
    <meta:document-statistic meta:table-count="0" meta:image-count="0" meta:object-count="0" meta:page-count="6" meta:paragraph-count="121" meta:word-count="1057" meta:character-count="7615" meta:non-whitespace-character-count="6654"/>
  </office:meta>
</office:document-meta>
</file>